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59000000688A1A4910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escolas" style:family="table">
      <style:table-properties style:width="28.178cm" fo:margin-left="-1.383cm" table:align="left"/>
    </style:style>
    <style:style style:name="escolas.A" style:family="table-column">
      <style:table-column-properties style:column-width="23.107cm"/>
    </style:style>
    <style:style style:name="escolas.B" style:family="table-column">
      <style:table-column-properties style:column-width="5.071cm"/>
    </style:style>
    <style:style style:name="escolas.A1" style:family="table-cell">
      <style:table-cell-properties fo:padding="0.097cm" fo:border-left="none" fo:border-right="none" fo:border-top="none" fo:border-bottom="0.05pt solid #000000"/>
    </style:style>
    <style:style style:name="escolas.A2" style:family="table-cell">
      <style:table-cell-properties fo:padding="0.097cm" fo:border-left="0.05pt solid #000000" fo:border-right="none" fo:border-top="none" fo:border-bottom="0.05pt solid #000000"/>
    </style:style>
    <style:style style:name="escolas.B2" style:family="table-cell">
      <style:table-cell-properties fo:padding="0.097cm" fo:border-left="0.05pt solid #000000" fo:border-right="0.05pt solid #000000" fo:border-top="none" fo:border-bottom="0.05pt solid #000000"/>
    </style:style>
    <style:style style:name="escolas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escolas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setoriais" style:family="table">
      <style:table-properties style:width="28.178cm" fo:margin-left="-1.383cm" table:align="left"/>
    </style:style>
    <style:style style:name="setoriais.A" style:family="table-column">
      <style:table-column-properties style:column-width="23.107cm"/>
    </style:style>
    <style:style style:name="setoriais.B" style:family="table-column">
      <style:table-column-properties style:column-width="5.071cm"/>
    </style:style>
    <style:style style:name="setoriais.A1" style:family="table-cell">
      <style:table-cell-properties fo:padding="0.097cm" fo:border="0.05pt solid #000000"/>
    </style:style>
    <style:style style:name="setoriais.A2" style:family="table-cell">
      <style:table-cell-properties fo:padding="0.097cm" fo:border-left="0.05pt solid #000000" fo:border-right="none" fo:border-top="none" fo:border-bottom="0.05pt solid #000000"/>
    </style:style>
    <style:style style:name="setoriais.B2" style:family="table-cell">
      <style:table-cell-properties fo:padding="0.097cm" fo:border-left="0.05pt solid #000000" fo:border-right="0.05pt solid #000000" fo:border-top="none" fo:border-bottom="0.05pt solid #000000"/>
    </style:style>
    <style:style style:name="setoriais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setoriais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1df8f4" officeooo:paragraph-rsid="001df8f4"/>
    </style:style>
    <style:style style:name="P2" style:family="paragraph" style:parent-style-name="Header">
      <style:paragraph-properties fo:text-align="center" style:justify-single-word="false"/>
      <style:text-properties officeooo:rsid="002cabfd" officeooo:paragraph-rsid="002cabfd"/>
    </style:style>
    <style:style style:name="P3" style:family="paragraph" style:parent-style-name="Header">
      <style:paragraph-properties fo:text-align="center" style:justify-single-word="false"/>
      <style:text-properties fo:font-size="13pt" officeooo:rsid="0025420a" officeooo:paragraph-rsid="0025420a" style:font-size-asian="13pt" style:font-size-complex="13pt"/>
    </style:style>
    <style:style style:name="P4" style:family="paragraph" style:parent-style-name="Footer">
      <style:paragraph-properties fo:text-align="center" style:justify-single-word="false"/>
      <style:text-properties fo:font-size="13pt" officeooo:rsid="0024e199" officeooo:paragraph-rsid="0024e199" style:font-size-asian="13pt" style:font-size-complex="13pt"/>
    </style:style>
    <style:style style:name="P5" style:family="paragraph" style:parent-style-name="Standard">
      <style:text-properties officeooo:paragraph-rsid="001ea889"/>
    </style:style>
    <style:style style:name="P6" style:family="paragraph" style:parent-style-name="Standard">
      <style:text-properties officeooo:paragraph-rsid="002cabfd"/>
    </style:style>
    <style:style style:name="P7" style:family="paragraph" style:parent-style-name="Table_20_Contents">
      <style:text-properties fo:font-size="10.5pt" officeooo:rsid="001ea889" officeooo:paragraph-rsid="001ea889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fo:font-size="10.5pt" officeooo:rsid="002cabfd" officeooo:paragraph-rsid="002cabfd" style:font-size-asian="10.5pt" style:font-size-complex="10.5pt"/>
    </style:style>
    <style:style style:name="P9" style:family="paragraph" style:parent-style-name="Table_20_Contents">
      <style:text-properties fo:font-size="10.5pt" officeooo:rsid="002e1de0" officeooo:paragraph-rsid="002e1de0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fo:font-size="10.5pt" officeooo:rsid="002e1de0" officeooo:paragraph-rsid="002e1de0" style:font-size-asian="10.5pt"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fo:font-size="10.5pt" fo:font-style="normal" fo:font-weight="bold" officeooo:rsid="002cabfd" officeooo:paragraph-rsid="002cabfd" style:font-size-asian="10.5pt" style:font-style-asian="normal" style:font-weight-asian="bold" style:font-size-complex="10.5pt" style:font-style-complex="normal" style:font-weight-complex="bold"/>
    </style:style>
    <style:style style:name="P12" style:family="paragraph" style:parent-style-name="Table_20_Contents">
      <style:text-properties fo:font-size="10.5pt" fo:font-weight="bold" officeooo:rsid="001df8f4" officeooo:paragraph-rsid="001ea889" style:font-size-asian="10.5pt" style:font-weight-asian="bold" style:font-size-complex="10.5pt" style:font-weight-complex="bold"/>
    </style:style>
    <style:style style:name="P13" style:family="paragraph" style:parent-style-name="Table_20_Contents">
      <style:text-properties fo:font-size="10.5pt" fo:font-weight="bold" officeooo:rsid="001df8f4" officeooo:paragraph-rsid="002cabfd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0.5pt" fo:font-weight="bold" officeooo:rsid="002cabfd" officeooo:paragraph-rsid="002cabfd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.5pt" style:text-underline-style="none" fo:font-weight="bold" officeooo:rsid="0030b337" officeooo:paragraph-rsid="0030b337" style:font-size-asian="10.5pt" style:font-weight-asian="bold" style:font-size-complex="10.5pt" style:font-weight-complex="bold"/>
    </style:style>
    <style:style style:name="T1" style:family="text">
      <style:text-properties officeooo:rsid="002aa02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escolas" table:style-name="escolas">
        <table:table-column table:style-name="escolas.A"/>
        <table:table-column table:style-name="escolas.B"/>
        <table:table-header-rows>
          <table:table-row>
            <table:table-cell table:style-name="escolas.A1" table:number-columns-spanned="2" office:value-type="string">
              <text:p text:style-name="P14">ESCOLAS</text:p>
            </table:table-cell>
            <table:covered-table-cell/>
          </table:table-row>
          <table:table-row>
            <table:table-cell table:style-name="escolas.A2" office:value-type="string">
              <text:p text:style-name="P12">NOME</text:p>
            </table:table-cell>
            <table:table-cell table:style-name="escolas.B2" office:value-type="string">
              <text:p text:style-name="P11">INEP</text:p>
            </table:table-cell>
          </table:table-row>
        </table:table-header-rows>
        <table:table-row>
          <table:table-cell table:style-name="escolas.A3" office:value-type="string">
            <text:p text:style-name="P7">[NOME]</text:p>
          </table:table-cell>
          <table:table-cell table:style-name="escolas.B3" office:value-type="string">
            <text:p text:style-name="P8">[CODIGO]</text:p>
          </table:table-cell>
        </table:table-row>
      </table:table>
      <text:p text:style-name="P5"/>
      <text:p text:style-name="Standard"/>
      <text:p text:style-name="P6"/>
      <table:table table:name="setoriais" table:style-name="setoriais">
        <table:table-column table:style-name="setoriais.A"/>
        <table:table-column table:style-name="setoriais.B"/>
        <table:table-header-rows>
          <table:table-row>
            <table:table-cell table:style-name="setoriais.A1" table:number-columns-spanned="2" office:value-type="string">
              <text:p text:style-name="P15">SETORIAIS</text:p>
            </table:table-cell>
            <table:covered-table-cell/>
          </table:table-row>
          <table:table-row>
            <table:table-cell table:style-name="setoriais.A2" office:value-type="string">
              <text:p text:style-name="P13">NOME</text:p>
            </table:table-cell>
            <table:table-cell table:style-name="setoriais.B2" office:value-type="string">
              <text:p text:style-name="P11">INEP</text:p>
            </table:table-cell>
          </table:table-row>
        </table:table-header-rows>
        <table:table-row>
          <table:table-cell table:style-name="setoriais.A3" office:value-type="string">
            <text:p text:style-name="P9">[NOME]</text:p>
          </table:table-cell>
          <table:table-cell table:style-name="setoriais.B3" office:value-type="string">
            <text:p text:style-name="P10">[CODIGO]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df8f4" officeooo:paragraph-rsid="001df8f4"/>
    </style:style>
    <style:style style:name="MP2" style:family="paragraph" style:parent-style-name="Header">
      <style:paragraph-properties fo:text-align="center" style:justify-single-word="false"/>
      <style:text-properties officeooo:rsid="002cabfd" officeooo:paragraph-rsid="002cabfd"/>
    </style:style>
    <style:style style:name="MP3" style:family="paragraph" style:parent-style-name="Header">
      <style:paragraph-properties fo:text-align="center" style:justify-single-word="false"/>
      <style:text-properties fo:font-size="13pt" officeooo:rsid="0025420a" officeooo:paragraph-rsid="0025420a" style:font-size-asian="13pt" style:font-size-complex="13pt"/>
    </style:style>
    <style:style style:name="MP4" style:family="paragraph" style:parent-style-name="Footer">
      <style:paragraph-properties fo:text-align="center" style:justify-single-word="false"/>
      <style:text-properties fo:font-size="13pt" officeooo:rsid="0024e199" officeooo:paragraph-rsid="0024e199" style:font-size-asian="13pt" style:font-size-complex="13pt"/>
    </style:style>
    <style:style style:name="MT1" style:family="text">
      <style:text-properties officeooo:rsid="002aa027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99cm" fo:margin-bottom="1.10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y="-0.836cm" svg:width="1cm" svg:height="1.131cm" draw:z-index="0"><draw:image xlink:href="Pictures/1000000000000059000000688A1A4910.jpg" xlink:type="simple" xlink:show="embed" xlink:actuate="onLoad"/></draw:frame></text:p>
        <text:p text:style-name="MP1">GOVERNO DO ESTADO DO AMAPÁ</text:p>
        <text:p text:style-name="MP1">SECRETARIA DE ESTADO DA EDUCAÇÃO</text:p>
        <text:p text:style-name="MP1">COORDENADORIA DE ADMINISTRAÇÃO</text:p>
        <text:p text:style-name="MP1">NÚCLEO DE INFORMÁTICA</text:p>
        <text:p text:style-name="MP2">LISTA DOS LOCAIS SEM CADASTRO</text:p>
      </style:header>
      <style:footer>
        <text:p text:style-name="MP3">NUINFO/SEED</text:p>
        <text:p text:style-name="MP4">Gerado por [USER], <text:span text:style-name="MT1">em</text:span> [DATA], à<text:span text:style-name="MT1">s [HORA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04:24:53.295646578</meta:creation-date>
    <dc:date>2015-06-01T06:57:39.639409259</dc:date>
    <meta:editing-duration>PT36M5S</meta:editing-duration>
    <meta:editing-cycles>16</meta:editing-cycles>
    <meta:generator>LibreOffice/4.4.2.2$Linux_x86 LibreOffice_project/40m0$Build-2</meta:generator>
    <meta:document-statistic meta:table-count="2" meta:image-count="1" meta:object-count="0" meta:page-count="1" meta:paragraph-count="17" meta:word-count="39" meta:character-count="248" meta:non-whitespace-character-count="226"/>
  </office:meta>
</office:document-meta>
</file>